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24pt"/>
    </style:style>
    <style:style style:name="co3" style:family="table-column">
      <style:table-column-properties fo:break-before="auto" style:column-width="247.01pt"/>
    </style:style>
    <style:style style:name="co4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start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star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star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(unnamed) temporary</text:p>
          </table:table-cell>
          <table:table-cell office:value-type="string" calcext:value-type="string">
            <text:p>named variable</text:p>
          </table:table-cell>
          <table:table-cell office:value-type="string" calcext:value-type="string">
            <text:p>member decl</text:p>
          </table:table-cell>
          <table:table-cell office:value-type="string" calcext:value-type="string">
            <text:p>member in member init list</text:p>
          </table:table-cell>
          <table:table-cell office:value-type="string" calcext:value-type="string">
            <text:p>newed objec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return obj</text:p>
          </table:table-cell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cop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rect</text:p>
          </table:table-cell>
          <table: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office:value-type="string" calcext:value-type="string">
            <text:p>explicit ctor callab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rrowing conversions allowed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ero arg, no parens/brac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ero arg, with parens/brac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ne ar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wo or more arg</text:p>
          </table:table-cell>
          <table:table-cell table:number-columns-repeated="2"/>
          <table:table-cell office:value-type="string" calcext:value-type="string">
            <text:p>PODs and Aggregates can be initialized specially: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http://stackoverflow.com/questions/4178175/what-are-aggregates-and-pods-and-how-why-are-they-specia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ffects of list initializa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f T is a class type and the initializer list has a single element of the same or derived type (possibly cv-qualified)</text:p>
          </table:table-cell>
          <table:table-cell table:number-columns-repeated="8"/>
          <table:table-cell office:value-type="string" calcext:value-type="string">
            <text:p>-&gt; copy/direct initialization</text:p>
          </table:table-cell>
        </table:table-row>
        <table:table-row table:style-name="ro1">
          <table:table-cell/>
          <table:table-cell office:value-type="string" calcext:value-type="string">
            <text:p>Otherwise, if T is a character array and the initializer list has a single element that is an appropriately-typed string literal</text:p>
          </table:table-cell>
          <table:table-cell table:number-columns-repeated="8"/>
          <table:table-cell office:value-type="string" calcext:value-type="string">
            <text:p>-&gt; usual array from string initialization</text:p>
          </table:table-cell>
        </table:table-row>
        <table:table-row table:style-name="ro1">
          <table:table-cell/>
          <table:table-cell office:value-type="string" calcext:value-type="string">
            <text:p>If T is an aggregate type,</text:p>
          </table:table-cell>
          <table:table-cell table:number-columns-repeated="8"/>
          <table:table-cell office:value-type="string" calcext:value-type="string">
            <text:p>-&gt; aggregate initialization</text:p>
          </table:table-cell>
        </table:table-row>
        <table:table-row table:style-name="ro1">
          <table:table-cell/>
          <table:table-cell office:value-type="string" calcext:value-type="string">
            <text:p>Otherwise, If the braced-init-list is empty and T is a class type with a default constructor</text:p>
          </table:table-cell>
          <table:table-cell table:number-columns-repeated="8"/>
          <table:table-cell office:value-type="string" calcext:value-type="string">
            <text:p>-&gt; value initialization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Effects of aggregate initialization (form of list initalization, initializing agregates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er non-static member and corresponding clause of initializer lis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clause is an expression</text:p>
          </table:table-cell>
          <table:table-cell table:number-columns-repeated="6"/>
          <table:table-cell office:value-type="string" calcext:value-type="string">
            <text:p>-&gt; copy initialization, however no narrowing implicit convers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f clause is a (nested) brace-init-list</text:p>
          </table:table-cell>
          <table:table-cell table:number-columns-repeated="6"/>
          <table:table-cell office:value-type="string" calcext:value-type="string">
            <text:p>-&gt; recurse <text:span text:style-name="T1">(</text:span>with list-initialization<text:span text:style-name="T1">)</text:span>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ffects of value initialization (empty initializer, i.e. () or {}, [dcl.init] p8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f T is a class type with no default constructor or with a user-provided or deleted default constructor</text:p>
          </table:table-cell>
          <table:table-cell table:number-columns-repeated="8"/>
          <table:table-cell office:value-type="string" calcext:value-type="string">
            <text:p>-&gt; default initialization</text:p>
          </table:table-cell>
        </table:table-row>
        <table:table-row table:style-name="ro1">
          <table:table-cell/>
          <table:table-cell office:value-type="string" calcext:value-type="string">
            <text:p>if T is a class type with a default constructor that is neither user-provided nor deleted</text:p>
          </table:table-cell>
          <table:table-cell table:number-columns-repeated="8"/>
          <table:table-cell office:value-type="string" calcext:value-type="string">
            <text:p>-&gt; zero-initialized and then it is default-initialized if it has a non-trivial default constructor</text:p>
          </table:table-cell>
        </table:table-row>
        <table:table-row table:style-name="ro1">
          <table:table-cell/>
          <table:table-cell office:value-type="string" calcext:value-type="string">
            <text:p>if T is an array type</text:p>
          </table:table-cell>
          <table:table-cell table:number-columns-repeated="8"/>
          <table:table-cell office:value-type="string" calcext:value-type="string">
            <text:p>-&gt; value initialization for each element</text:p>
          </table:table-cell>
        </table:table-row>
        <table:table-row table:style-name="ro1">
          <table:table-cell/>
          <table:table-cell office:value-type="string" calcext:value-type="string">
            <text:p>otherwise</text:p>
          </table:table-cell>
          <table:table-cell table:number-columns-repeated="8"/>
          <table:table-cell office:value-type="string" calcext:value-type="string">
            <text:p>-&gt; zero-initialize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ffects of copy initializa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ffects of direct initializa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f T is a class type</text:p>
          </table:table-cell>
          <table:table-cell table:number-columns-repeated="8"/>
          <table:table-cell office:value-type="string" calcext:value-type="string">
            <text:p>the constructors of T are examined and the best match is selected by overload resolution</text:p>
          </table:table-cell>
        </table:table-row>
        <table:table-row table:style-name="ro1">
          <table:table-cell/>
          <table:table-cell office:value-type="string" calcext:value-type="string">
            <text:p>Otherwise</text:p>
          </table:table-cell>
          <table:table-cell table:number-columns-repeated="8"/>
          <table:table-cell office:value-type="string" calcext:value-type="string">
            <text:p>standard conversions are used, if necessary, to convert the value of other to the cv-unqualified version of T.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ffects of zero initialization ([dcl.init] p6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mmary: write zero to all the object's underlying sto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tails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f T is a scalar type</text:p>
          </table:table-cell>
          <table:table-cell table:number-columns-repeated="8"/>
          <table:table-cell office:value-type="string" calcext:value-type="string">
            <text:p>the object's initial value is the integral constant zero explicitly converted to T.</text:p>
          </table:table-cell>
        </table:table-row>
        <table:table-row table:style-name="ro1">
          <table:table-cell/>
          <table:table-cell office:value-type="string" calcext:value-type="string">
            <text:p>if T is a non-union class type</text:p>
          </table:table-cell>
          <table:table-cell table:number-columns-repeated="8"/>
          <table:table-cell office:value-type="string" calcext:value-type="string">
            <text:p>recurse into members and initialize padding to 0</text:p>
          </table:table-cell>
        </table:table-row>
        <table:table-row table:style-name="ro1">
          <table:table-cell/>
          <table:table-cell office:value-type="string" calcext:value-type="string">
            <text:p>if T is an union type</text:p>
          </table:table-cell>
          <table:table-cell table:number-columns-repeated="8"/>
          <table:table-cell office:value-type="string" calcext:value-type="string">
            <text:p>recurse into first non-static named data member, and all padding is initialized to zero bits.</text:p>
          </table:table-cell>
        </table:table-row>
        <table:table-row table:style-name="ro1">
          <table:table-cell/>
          <table:table-cell office:value-type="string" calcext:value-type="string">
            <text:p>if T is an array type</text:p>
          </table:table-cell>
          <table:table-cell table:number-columns-repeated="8"/>
          <table:table-cell office:value-type="string" calcext:value-type="string">
            <text:p>recurse into members</text:p>
          </table:table-cell>
        </table:table-row>
        <table:table-row table:style-name="ro1">
          <table:table-cell/>
          <table:table-cell office:value-type="string" calcext:value-type="string">
            <text:p>if T is reference type</text:p>
          </table:table-cell>
          <table:table-cell table:number-columns-repeated="8"/>
          <table:table-cell office:value-type="string" calcext:value-type="string">
            <text:p>nop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ffects of default initialization (no initializer at all, not even empty paranthesis/braces) (N4140 [dcl.init] p7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f T is a class type</text:p>
          </table:table-cell>
          <table:table-cell table:number-columns-repeated="8"/>
          <table:table-cell office:value-type="string" calcext:value-type="string">
            <text:p>the constructors are considered and subjected to overload resolution against the empty argument list. </text:p>
          </table:table-cell>
        </table:table-row>
        <table:table-row table:style-name="ro1">
          <table:table-cell/>
          <table:table-cell office:value-type="string" calcext:value-type="string">
            <text:p>if T is an array type</text:p>
          </table:table-cell>
          <table:table-cell table:number-columns-repeated="8"/>
          <table:table-cell office:value-type="string" calcext:value-type="string">
            <text:p>recurse into members</text:p>
          </table:table-cell>
        </table:table-row>
        <table:table-row table:style-name="ro1">
          <table:table-cell/>
          <table:table-cell office:value-type="string" calcext:value-type="string">
            <text:p>otherwise</text:p>
          </table:table-cell>
          <table:table-cell table:number-columns-repeated="8"/>
          <table:table-cell office:value-type="string" calcext:value-type="string">
            <text:p>nop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rivial type ([basic.types] p9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alar ty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ivial class ty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rays thereof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POD type ([basic.types] p9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alar typ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D cl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ray thereof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iteral type ([basic.types] p1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i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alar typ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ference typ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ray thereo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ass type that has all of the following propertie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as a trivial destructo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ll non-static data members and base classes are of non-volatile literal typ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calar type ([basic.types] p9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ithmetic ty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umeration ty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inter ty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inter to member ty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d::nullptr_t</text:p>
          </table:table-cell>
          <table:table-cell table:number-columns-repeated="9"/>
        </table:table-row>
      </table:table>
      <table:table table:name="Sheet1" table:style-name="ta1"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1" table:default-cell-style-name="ce2"/>
        <table:table-row table:style-name="ro1">
          <table:table-cell/>
          <table:table-cell office:value-type="string" calcext:value-type="string">
            <text:p>in normal font put top level class of initialization, in smaller font possible sub-sequently called initializations depending on type</text:p>
          </table:table-cell>
          <table:table-cell table:number-columns-repeated="7"/>
          <table:table-cell table:style-name="ce9" office:value-type="string" calcext:value-type="string" table:number-columns-spanned="4" table:number-rows-spanned="1">
            <text:p>non-static members of compound types</text:p>
          </table:table-cell>
          <table:covered-table-cell table:number-columns-repeated="3"/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Non-local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init on member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init on parent</text:p>
          </table:table-cell>
          <table:covered-table-cell table:style-name="Default"/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static</text:p>
          </table:table-cell>
          <table:table-cell office:value-type="string" calcext:value-type="string">
            <text:p>thread local</text:p>
          </table:table-cell>
          <table:table-cell office:value-type="string" calcext:value-type="string">
            <text:p>static loca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new / heap</text:p>
          </table:table-cell>
          <table:table-cell office:value-type="string" calcext:value-type="string">
            <text:p>ctor's initializer list</text:p>
          </table:table-cell>
          <table:table-cell office:value-type="string" calcext:value-type="string">
            <text:p><text:s/>in-class brace-or-equal initializer</text:p>
          </table:table-cell>
          <table:table-cell office:value-type="string" calcext:value-type="string">
            <text:p>member, aggregate init</text:p>
          </table:table-cell>
          <table:table-cell office:value-type="string" calcext:value-type="string">
            <text:p>array member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ot mentioned (only for members of compound types)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member declaration defines it, if not, default initialization</text:p>
          </table:table-cell>
          <table:table-cell office:value-type="string" calcext:value-type="string">
            <text:p>ctor defines it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lank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default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- (a name a type is not an expression)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ee ctor which is callable with zero args</text:p>
          </table:table-cell>
          <table:table-cell office:value-type="string" calcext:value-type="string">
            <text:p>default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)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fun decl</text:p>
          </table:table-cell>
          <table:table-cell table:number-columns-repeated="3" office:value-type="string" calcext:value-type="string">
            <text:p>value</text:p>
          </table:table-cell>
          <table:table-cell table:number-columns-repeated="3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plusargs), not interpretable as type names</text:p>
          </table:table-cell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direct</text:p>
          </table:table-cell>
          <table:table-cell table:number-columns-repeated="4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{}</text:p>
          </table:table-cell>
          <table:table-cell office:value-type="string" calcext:value-type="string">
            <text:p>.</text:p>
          </table:table-cell>
          <table:table-cell table:number-columns-repeated="7" office:value-type="string" calcext:value-type="string">
            <text:p>value or aggregate or direct-list</text:p>
          </table:table-cell>
          <table:table-cell table:number-columns-repeated="3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{1plusargs}</text:p>
          </table:table-cell>
          <table:table-cell office:value-type="string" calcext:value-type="string">
            <text:p>.</text:p>
          </table:table-cell>
          <table:table-cell table:number-columns-repeated="8" office:value-type="string" calcext:value-type="string">
            <text:p>direct-list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'= arg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cop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text:span text:style-name="T1">(</text:span>syntax error<text:span text:style-name="T1">)</text:span></text:p>
          </table:table-cell>
          <table:table-cell table:number-columns-repeated="3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'= {1plusargs}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py-li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(syntax error)</text:p>
          </table:table-cell>
          <table:table-cell office:value-type="string" calcext:value-type="string">
            <text:p>direct-list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(x[,y...]), x,y,.. are <text:s/>typename s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fun decl?</text:p>
          </table:table-cell>
          <table:table-cell/>
          <table:table-cell office:value-type="string" calcext:value-type="string">
            <text:p>fun decl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table:number-columns-repeated="3"/>
          <table:table-cell table:style-name="Default" table:number-columns-repeated="4"/>
          <table:table-cell table:number-columns-repeated="1007"/>
        </table:table-row>
        <table:table-row table:style-name="ro1" table:number-rows-repeated="6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uiltin type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ault init: nothing is don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mplicitely defined default ctor: calls default ctor for all elements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) ctor wins over member declaration initialize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efault initializ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ffect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class: ctor callable with no ar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rray: recursion, i.e. each element is default initialized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- else: nothing is done, i.e. values are left at indeterminate values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2">Value initialization </text:span>(taking rules of C++14):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Effects: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- class type (no-default-ctor or user-provided-default-ctor or deleted-default-ctor): default initialization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- class type else (that is, it may be a class with a defaulted default constructor or with an implicitly-defined one): zero initialization followed by default-initalized if it has a non-trivial default construc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rray: each element is value-initializ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else: zero initializ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irect initializa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Additional expressions not listed in the table above: static_cast&lt;T&gt;(...), [arg](){...} closure object membe caught by co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rect-initialization is more permissive than copy-initialization: copy-initialization only considers non-explicit constructors and user-defined conversion functions, while direct-initialization considers all constructors and implicit conversion sequence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ffect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class type: best matching ctor is called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- else: objects content becomes a copy of the given initializer, potentially standard conversions are used (???which are possibly narrowing???)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Copy initia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Additional expressions not listed in the table abov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passing an argument to a function by valu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returning from a function that returns by valu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throwing or catching by valu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ffects: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- class type: best matching ctor is calle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- either obj or other is class type: user-defined conversion sequence, the result being a temporary is used to direct-initialize 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- else: standard conversions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20:24:27.740819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08:25:07.814802296</meta:creation-date>
    <dc:date>2016-01-14T20:35:21.962043930</dc:date>
    <meta:editing-duration>PT5H6M24S</meta:editing-duration>
    <meta:editing-cycles>33</meta:editing-cycles>
    <meta:generator>LibreOffice/5.0.2.2$Linux_X86_64 LibreOffice_project/00m0$Build-2</meta:generator>
    <meta:document-statistic meta:table-count="2" meta:cell-count="217" meta:object-count="0"/>
  </office:meta>
</office:document-meta>
</file>